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ál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0.75in" style:rel-column-width="1080*"/>
    </style:style>
    <style:style style:name="Table1.B" style:family="table-column">
      <style:table-column-properties style:column-width="5.1285in" style:rel-column-width="7385*"/>
    </style:style>
    <style:style style:name="Table1.C" style:family="table-column">
      <style:table-column-properties style:column-width="1.0465in" style:rel-column-width="1507*"/>
    </style:style>
    <style:style style:name="Table1.A1" style:family="table-cell">
      <style:table-cell-properties fo:background-color="transparent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Standard">
      <style:text-properties style:font-name="Times New Roman1" officeooo:rsid="00149549" officeooo:paragraph-rsid="00149549"/>
    </style:style>
    <style:style style:name="P2" style:family="paragraph" style:parent-style-name="Standard">
      <style:paragraph-properties fo:text-align="end" style:justify-single-word="false"/>
      <style:text-properties style:font-name="Times New Roman1" fo:font-weight="normal" officeooo:rsid="00149549" officeooo:paragraph-rsid="0014954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weight="normal" officeooo:rsid="00149549" officeooo:paragraph-rsid="00149549" style:font-weight-asian="normal" style:font-weight-complex="normal"/>
    </style:style>
    <style:style style:name="P4" style:family="paragraph" style:parent-style-name="Standard">
      <style:paragraph-properties>
        <style:tab-stops>
          <style:tab-stop style:position="6.9398in" style:type="right"/>
        </style:tab-stops>
      </style:paragraph-properties>
      <style:text-properties style:font-name="Times New Roman1" fo:font-weight="bold" officeooo:rsid="00149549" officeooo:paragraph-rsid="00149549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officeooo:rsid="00149549" officeooo:paragraph-rsid="0014954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officeooo:rsid="00149549" officeooo:paragraph-rsid="0014954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officeooo:rsid="00149549" officeooo:paragraph-rsid="001495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officeooo:rsid="00149549" officeooo:paragraph-rsid="001495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ximilian Siemers</text:p>
      <text:p text:style-name="P1">Zilverschoonstraat 3</text:p>
      <text:p text:style-name="P1">1031BC Amsterdam</text:p>
      <text:p text:style-name="P1"/>
      <text:p text:style-name="P1">SMS Siemers-Medien-Service</text:p>
      <text:p text:style-name="P1">Pater-Stephan-Weg 4</text:p>
      <text:p text:style-name="P1">83236 Übersee</text:p>
      <text:p text:style-name="P1"/>
      <text:p text:style-name="P1"/>
      <text:p text:style-name="P2">27.02.2018</text:p>
      <text:p text:style-name="P4">Rechnung<text:tab/>Nr: 2019-01</text:p>
      <text:p text:style-name="P3"/>
      <text:p text:style-name="P3">Ich erlaube mir, die folgenden Dienstleistungen mit 40€ pro Arbeitsstunde in Rechnung zu stellen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Stunden</text:p>
          </table:table-cell>
          <table:table-cell table:style-name="Table1.A1" office:value-type="string">
            <text:p text:style-name="P6">Tätigkeitsbeschreibung</text:p>
          </table:table-cell>
          <table:table-cell table:style-name="Table1.A1" office:value-type="string">
            <text:p text:style-name="P6">Einzelposten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8">Vorbereitung (Versionskontrolle, Datenvorverarbeitung, Umwandlung demographischer Daten in Altersstruktur)</text:p>
          </table:table-cell>
          <table:table-cell table:style-name="Table1.A2" office:value-type="string">
            <text:p text:style-name="P8">120€</text:p>
          </table:table-cell>
        </table:table-row>
        <table:table-row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8">Diagramme</text:p>
          </table:table-cell>
          <table:table-cell table:style-name="Table1.A2" office:value-type="string">
            <text:p text:style-name="P8">320€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8">Erstellen von Präsentationsmaterial und Erklärungen</text:p>
          </table:table-cell>
          <table:table-cell table:style-name="Table1.A2" office:value-type="string">
            <text:p text:style-name="P8">80€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8">Besprechung und Kooperation</text:p>
          </table:table-cell>
          <table:table-cell table:style-name="Table1.A2" office:value-type="string">
            <text:p text:style-name="P8">80€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/>
          </table:table-cell>
        </table:table-row>
        <table:table-row>
          <table:table-cell table:style-name="Table1.A1" office:value-type="string">
            <text:p text:style-name="P5">15</text:p>
          </table:table-cell>
          <table:table-cell table:style-name="Table1.A1" office:value-type="string">
            <text:p text:style-name="P5">Summe:</text:p>
          </table:table-cell>
          <table:table-cell table:style-name="Table1.A1" office:value-type="string">
            <text:p text:style-name="P6">600€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itte überweisen Sie die genannte Summe unter Benutzung der Ihnen vorliegenden Kontoverbindung.</text:p>
      <text:p text:style-name="P3"/>
      <text:p text:style-name="P3">Ich freue mich auf unsere nächste Zusammenarbeit!</text:p>
      <text:p text:style-name="P3"/>
      <text:p text:style-name="P3"/>
      <text:p text:style-name="P3"/>
      <text:p text:style-name="P3"/>
      <text:p text:style-name="P3">Mit freundlichen Grüßen,</text:p>
      <text:p text:style-name="P3">Maximilian Siem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ál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Normá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2:58:48.550612987</meta:creation-date>
    <dc:title>Times</dc:title>
    <meta:editing-duration>PT19S</meta:editing-duration>
    <meta:editing-cycles>2</meta:editing-cycles>
    <meta:generator>LibreOffice/6.2.0.3$Linux_X86_64 LibreOffice_project/20$Build-3</meta:generator>
    <dc:date>2019-02-27T23:10:08.107685051</dc:date>
    <meta:document-statistic meta:table-count="1" meta:image-count="0" meta:object-count="0" meta:page-count="1" meta:paragraph-count="31" meta:word-count="85" meta:character-count="689" meta:non-whitespace-character-count="635"/>
    <meta:template xlink:type="simple" xlink:actuate="onRequest" xlink:title="Times" xlink:href="../../../../Templates/Times.ott" meta:date="2019-02-27T22:58:47.536800209"/>
  </office:meta>
</office:document-meta>
</file>